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2_20_10_20_kHz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2 10 kHz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2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 table:style-name="ce4" office:value-type="string" calcext:value-type="string">
            <text:p>%eln( C )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5409" calcext:value-type="float">
            <text:p>42.5409</text:p>
          </table:table-cell>
          <table:table-cell table:style-name="ce2" office:value-type="float" office:value="42.6078" calcext:value-type="float">
            <text:p>42.6078</text:p>
          </table:table-cell>
          <table:table-cell table:style-name="ce2" office:value-type="float" office:value="42.4948" calcext:value-type="float">
            <text:p>42.4948</text:p>
          </table:table-cell>
          <table:table-cell table:formula="of:=AVERAGE([.B4:.D4])" office:value-type="float" office:value="42.5478333333333" calcext:value-type="float">
            <text:p>42.5478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5062893323719" calcext:value-type="float">
            <text:p>3.75062893323719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(MAX([.B4:.D4])-MIN([.B4:.D4]))/(2*[.E4])" office:value-type="float" office:value="0.0013279172069083" calcext:value-type="float">
            <text:p>0.001327917206908</text:p>
          </table:table-cell>
          <table:table-cell table:formula="of:=100*[.I4]/[.G4]" office:value-type="float" office:value="0.0354051875177683" calcext:value-type="float">
            <text:p>0.035405187517768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23.5781" calcext:value-type="float">
            <text:p>23.5781</text:p>
          </table:table-cell>
          <table:table-cell office:value-type="float" office:value="23.5912" calcext:value-type="float">
            <text:p>23.5912</text:p>
          </table:table-cell>
          <table:table-cell office:value-type="float" office:value="23.5688" calcext:value-type="float">
            <text:p>23.5688</text:p>
          </table:table-cell>
          <table:table-cell table:formula="of:=AVERAGE([.B5:.D5])" office:value-type="float" office:value="23.5793666666667" calcext:value-type="float">
            <text:p>23.5793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16037203582853" calcext:value-type="float">
            <text:p>3.16037203582853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(MAX([.B5:.D5])-MIN([.B5:.D5]))/(2*[.E5])" office:value-type="float" office:value="0.000474991553349632" calcext:value-type="float">
            <text:p>0.00047499155335</text:p>
          </table:table-cell>
          <table:table-cell table:formula="of:=100*[.I5]/[.G5]" office:value-type="float" office:value="0.0150296087917734" calcext:value-type="float">
            <text:p>0.015029608791773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.0683" calcext:value-type="float">
            <text:p>19.0683</text:p>
          </table:table-cell>
          <table:table-cell office:value-type="float" office:value="19.0431" calcext:value-type="float">
            <text:p>19.0431</text:p>
          </table:table-cell>
          <table:table-cell office:value-type="float" office:value="19.0276" calcext:value-type="float">
            <text:p>19.0276</text:p>
          </table:table-cell>
          <table:table-cell table:formula="of:=AVERAGE([.B6:.D6])" office:value-type="float" office:value="19.0463333333333" calcext:value-type="float">
            <text:p>19.0463333333333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2.94687460710633" calcext:value-type="float">
            <text:p>2.94687460710633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(MAX([.B6:.D6])-MIN([.B6:.D6]))/(2*[.E6])" office:value-type="float" office:value="0.00106844712018064" calcext:value-type="float">
            <text:p>0.001068447120181</text:p>
          </table:table-cell>
          <table:table-cell table:formula="of:=100*[.I6]/[.G6]" office:value-type="float" office:value="0.0362569590712852" calcext:value-type="float">
            <text:p>0.036256959071285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4674" calcext:value-type="float">
            <text:p>14.4674</text:p>
          </table:table-cell>
          <table:table-cell office:value-type="float" office:value="14.4572" calcext:value-type="float">
            <text:p>14.4572</text:p>
          </table:table-cell>
          <table:table-cell office:value-type="float" office:value="14.4525" calcext:value-type="float">
            <text:p>14.4525</text:p>
          </table:table-cell>
          <table:table-cell table:formula="of:=AVERAGE([.B7:.D7])" office:value-type="float" office:value="14.4590333333333" calcext:value-type="float">
            <text:p>14.4590333333333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67131936341254" calcext:value-type="float">
            <text:p>2.67131936341254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(MAX([.B7:.D7])-MIN([.B7:.D7]))/(2*[.E7])" office:value-type="float" office:value="0.000515248829451451" calcext:value-type="float">
            <text:p>0.000515248829451</text:p>
          </table:table-cell>
          <table:table-cell table:formula="of:=100*[.I7]/[.G7]" office:value-type="float" office:value="0.0192881778385807" calcext:value-type="float">
            <text:p>0.019288177838581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.3506" calcext:value-type="float">
            <text:p>12.3506</text:p>
          </table:table-cell>
          <table:table-cell office:value-type="float" office:value="12.3552" calcext:value-type="float">
            <text:p>12.3552</text:p>
          </table:table-cell>
          <table:table-cell office:value-type="float" office:value="12.3781" calcext:value-type="float">
            <text:p>12.3781</text:p>
          </table:table-cell>
          <table:table-cell table:formula="of:=AVERAGE([.B8:.D8])" office:value-type="float" office:value="12.3613" calcext:value-type="float">
            <text:p>12.3613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51457062449225" calcext:value-type="float">
            <text:p>2.51457062449225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(MAX([.B8:.D8])-MIN([.B8:.D8]))/(2*[.E8])" office:value-type="float" office:value="0.00111234255296772" calcext:value-type="float">
            <text:p>0.001112342552968</text:p>
          </table:table-cell>
          <table:table-cell table:formula="of:=100*[.I8]/[.G8]" office:value-type="float" office:value="0.0442358843348188" calcext:value-type="float">
            <text:p>0.044235884334819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0593" calcext:value-type="float">
            <text:p>11.0593</text:p>
          </table:table-cell>
          <table:table-cell office:value-type="float" office:value="11.0617" calcext:value-type="float">
            <text:p>11.0617</text:p>
          </table:table-cell>
          <table:table-cell office:value-type="float" office:value="11.0476" calcext:value-type="float">
            <text:p>11.0476</text:p>
          </table:table-cell>
          <table:table-cell table:formula="of:=AVERAGE([.B9:.D9])" office:value-type="float" office:value="11.0562" calcext:value-type="float">
            <text:p>11.0562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40299135658673" calcext:value-type="float">
            <text:p>2.40299135658673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(MAX([.B9:.D9])-MIN([.B9:.D9]))/(2*[.E9])" office:value-type="float" office:value="0.000637651272589176" calcext:value-type="float">
            <text:p>0.000637651272589</text:p>
          </table:table-cell>
          <table:table-cell table:formula="of:=100*[.I9]/[.G9]" office:value-type="float" office:value="0.0265357289297499" calcext:value-type="float">
            <text:p>0.02653572892975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.2228" calcext:value-type="float">
            <text:p>10.2228</text:p>
          </table:table-cell>
          <table:table-cell office:value-type="float" office:value="10.1896" calcext:value-type="float">
            <text:p>10.1896</text:p>
          </table:table-cell>
          <table:table-cell office:value-type="float" office:value="10.2221" calcext:value-type="float">
            <text:p>10.2221</text:p>
          </table:table-cell>
          <table:table-cell table:formula="of:=AVERAGE([.B10:.D10])" office:value-type="float" office:value="10.2115" calcext:value-type="float">
            <text:p>10.2115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32351453617508" calcext:value-type="float">
            <text:p>2.32351453617508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(MAX([.B10:.D10])-MIN([.B10:.D10]))/(2*[.E10])" office:value-type="float" office:value="0.0016256181755863" calcext:value-type="float">
            <text:p>0.001625618175586</text:p>
          </table:table-cell>
          <table:table-cell table:formula="of:=100*[.I10]/[.G10]" office:value-type="float" office:value="0.0699637618046652" calcext:value-type="float">
            <text:p>0.069963761804665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9.54463" calcext:value-type="float">
            <text:p>10</text:p>
          </table:table-cell>
          <table:table-cell office:value-type="float" office:value="9.58599" calcext:value-type="float">
            <text:p>9.58599</text:p>
          </table:table-cell>
          <table:table-cell office:value-type="float" office:value="9.52861" calcext:value-type="float">
            <text:p>9.52861</text:p>
          </table:table-cell>
          <table:table-cell table:formula="of:=AVERAGE([.B11:.D11])" office:value-type="float" office:value="9.55307666666667" calcext:value-type="float">
            <text:p>9.55307666666667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25686326665781" calcext:value-type="float">
            <text:p>2.25686326665781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(MAX([.B11:.D11])-MIN([.B11:.D11]))/(2*[.E11])" office:value-type="float" office:value="0.00300322095185392" calcext:value-type="float">
            <text:p>0.003003220951854</text:p>
          </table:table-cell>
          <table:table-cell table:formula="of:=100*[.I11]/[.G11]" office:value-type="float" office:value="0.133070576149763" calcext:value-type="float">
            <text:p>0.13307057614976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.96976" calcext:value-type="float">
            <text:p>8.96976</text:p>
          </table:table-cell>
          <table:table-cell office:value-type="float" office:value="9.02308" calcext:value-type="float">
            <text:p>9.02308</text:p>
          </table:table-cell>
          <table:table-cell office:value-type="float" office:value="9.0337" calcext:value-type="float">
            <text:p>9.0337</text:p>
          </table:table-cell>
          <table:table-cell table:formula="of:=AVERAGE([.B12:.D12])" office:value-type="float" office:value="9.00884666666667" calcext:value-type="float">
            <text:p>9.00884666666667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19820705750744" calcext:value-type="float">
            <text:p>2.19820705750744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(MAX([.B12:.D12])-MIN([.B12:.D12]))/(2*[.E12])" office:value-type="float" office:value="0.00354873394818568" calcext:value-type="float">
            <text:p>0.003548733948186</text:p>
          </table:table-cell>
          <table:table-cell table:formula="of:=100*[.I12]/[.G12]" office:value-type="float" office:value="0.161437656023614" calcext:value-type="float">
            <text:p>0.161437656023614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.62978" calcext:value-type="float">
            <text:p>8.62978</text:p>
          </table:table-cell>
          <table:table-cell office:value-type="float" office:value="8.53091" calcext:value-type="float">
            <text:p>8.53091</text:p>
          </table:table-cell>
          <table:table-cell office:value-type="float" office:value="8.58692" calcext:value-type="float">
            <text:p>8.58692</text:p>
          </table:table-cell>
          <table:table-cell table:formula="of:=AVERAGE([.B13:.D13])" office:value-type="float" office:value="8.58253666666667" calcext:value-type="float">
            <text:p>8.58253666666667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14972951860003" calcext:value-type="float">
            <text:p>2.14972951860003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(MAX([.B13:.D13])-MIN([.B13:.D13]))/(2*[.E13])" office:value-type="float" office:value="0.00575995208875696" calcext:value-type="float">
            <text:p>0.005759952088757</text:p>
          </table:table-cell>
          <table:table-cell table:formula="of:=100*[.I13]/[.G13]" office:value-type="float" office:value="0.267938456392785" calcext:value-type="float">
            <text:p>0.267938456392785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.24377" calcext:value-type="float">
            <text:p>8.24377</text:p>
          </table:table-cell>
          <table:table-cell office:value-type="float" office:value="8.25107" calcext:value-type="float">
            <text:p>8.25107</text:p>
          </table:table-cell>
          <table:table-cell office:value-type="float" office:value="8.24732" calcext:value-type="float">
            <text:p>8.24732</text:p>
          </table:table-cell>
          <table:table-cell table:formula="of:=AVERAGE([.B14:.D14])" office:value-type="float" office:value="8.24738666666667" calcext:value-type="float">
            <text:p>8.24738666666667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10989638248834" calcext:value-type="float">
            <text:p>2.10989638248834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(MAX([.B14:.D14])-MIN([.B14:.D14]))/(2*[.E14])" office:value-type="float" office:value="0.000442564432531401" calcext:value-type="float">
            <text:p>0.000442564432531</text:p>
          </table:table-cell>
          <table:table-cell table:formula="of:=100*[.I14]/[.G14]" office:value-type="float" office:value="0.0209756477239633" calcext:value-type="float">
            <text:p>0.02097564772396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.9523" calcext:value-type="float">
            <text:p>7.9523</text:p>
          </table:table-cell>
          <table:table-cell office:value-type="float" office:value="7.97362" calcext:value-type="float">
            <text:p>7.97362</text:p>
          </table:table-cell>
          <table:table-cell office:value-type="float" office:value="7.91035" calcext:value-type="float">
            <text:p>7.91035</text:p>
          </table:table-cell>
          <table:table-cell table:formula="of:=AVERAGE([.B15:.D15])" office:value-type="float" office:value="7.94542333333333" calcext:value-type="float">
            <text:p>7.94542333333333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0725960815564" calcext:value-type="float">
            <text:p>2.0725960815564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(MAX([.B15:.D15])-MIN([.B15:.D15]))/(2*[.E15])" office:value-type="float" office:value="0.00398153737979979" calcext:value-type="float">
            <text:p>0.0039815373798</text:p>
          </table:table-cell>
          <table:table-cell table:formula="of:=100*[.I15]/[.G15]" office:value-type="float" office:value="0.192103874712042" calcext:value-type="float">
            <text:p>0.192103874712042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.6941" calcext:value-type="float">
            <text:p>7.6941</text:p>
          </table:table-cell>
          <table:table-cell office:value-type="float" office:value="7.73877" calcext:value-type="float">
            <text:p>7.73877</text:p>
          </table:table-cell>
          <table:table-cell office:value-type="float" office:value="7.72263" calcext:value-type="float">
            <text:p>7.72263</text:p>
          </table:table-cell>
          <table:table-cell table:formula="of:=AVERAGE([.B16:.D16])" office:value-type="float" office:value="7.7185" calcext:value-type="float">
            <text:p>7.7185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04362004463976" calcext:value-type="float">
            <text:p>2.04362004463976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(MAX([.B16:.D16])-MIN([.B16:.D16]))/(2*[.E16])" office:value-type="float" office:value="0.00289369696184492" calcext:value-type="float">
            <text:p>0.002893696961845</text:p>
          </table:table-cell>
          <table:table-cell table:formula="of:=100*[.I16]/[.G16]" office:value-type="float" office:value="0.141596622593071" calcext:value-type="float">
            <text:p>0.141596622593071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.466" calcext:value-type="float">
            <text:p>7.466</text:p>
          </table:table-cell>
          <table:table-cell office:value-type="float" office:value="7.52331" calcext:value-type="float">
            <text:p>7.52331</text:p>
          </table:table-cell>
          <table:table-cell office:value-type="float" office:value="7.53058" calcext:value-type="float">
            <text:p>7.53058</text:p>
          </table:table-cell>
          <table:table-cell table:formula="of:=AVERAGE([.B17:.D17])" office:value-type="float" office:value="7.50663" calcext:value-type="float">
            <text:p>7.5066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01578663004438" calcext:value-type="float">
            <text:p>2.01578663004438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(MAX([.B17:.D17])-MIN([.B17:.D17]))/(2*[.E17])" office:value-type="float" office:value="0.00430153078012367" calcext:value-type="float">
            <text:p>0.004301530780124</text:p>
          </table:table-cell>
          <table:table-cell table:formula="of:=100*[.I17]/[.G17]" office:value-type="float" office:value="0.213392167405583" calcext:value-type="float">
            <text:p>0.21339216740558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.29255" calcext:value-type="float">
            <text:p>7.29255</text:p>
          </table:table-cell>
          <table:table-cell office:value-type="float" office:value="7.29502" calcext:value-type="float">
            <text:p>7.29502</text:p>
          </table:table-cell>
          <table:table-cell office:value-type="float" office:value="7.25327" calcext:value-type="float">
            <text:p>7.25327</text:p>
          </table:table-cell>
          <table:table-cell table:formula="of:=AVERAGE([.B18:.D18])" office:value-type="float" office:value="7.28028" calcext:value-type="float">
            <text:p>7.28028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1.98516932300743" calcext:value-type="float">
            <text:p>1.98516932300743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(MAX([.B18:.D18])-MIN([.B18:.D18]))/(2*[.E18])" office:value-type="float" office:value="0.00286733477283843" calcext:value-type="float">
            <text:p>0.002867334772838</text:p>
          </table:table-cell>
          <table:table-cell table:formula="of:=100*[.I18]/[.G18]" office:value-type="float" office:value="0.144437793774416" calcext:value-type="float">
            <text:p>0.144437793774416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10159" calcext:value-type="float">
            <text:p>7.10159</text:p>
          </table:table-cell>
          <table:table-cell office:value-type="float" office:value="7.10706" calcext:value-type="float">
            <text:p>7.10706</text:p>
          </table:table-cell>
          <table:table-cell office:value-type="float" office:value="7.13302" calcext:value-type="float">
            <text:p>7.13302</text:p>
          </table:table-cell>
          <table:table-cell table:formula="of:=AVERAGE([.B19:.D19])" office:value-type="float" office:value="7.11389" calcext:value-type="float">
            <text:p>7.11389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1.96204921093835" calcext:value-type="float">
            <text:p>1.96204921093835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(MAX([.B19:.D19])-MIN([.B19:.D19]))/(2*[.E19])" office:value-type="float" office:value="0.00220905861631261" calcext:value-type="float">
            <text:p>0.002209058616313</text:p>
          </table:table-cell>
          <table:table-cell table:formula="of:=100*[.I19]/[.G19]" office:value-type="float" office:value="0.112589358309527" calcext:value-type="float">
            <text:p>0.112589358309527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.92967" calcext:value-type="float">
            <text:p>6.92967</text:p>
          </table:table-cell>
          <table:table-cell office:value-type="float" office:value="7.00826" calcext:value-type="float">
            <text:p>7.00826</text:p>
          </table:table-cell>
          <table:table-cell office:value-type="float" office:value="6.96176" calcext:value-type="float">
            <text:p>6.96176</text:p>
          </table:table-cell>
          <table:table-cell table:formula="of:=AVERAGE([.B20:.D20])" office:value-type="float" office:value="6.96656333333333" calcext:value-type="float">
            <text:p>6.9665633333333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1.94112203765677" calcext:value-type="float">
            <text:p>1.94112203765677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(MAX([.B20:.D20])-MIN([.B20:.D20]))/(2*[.E20])" office:value-type="float" office:value="0.00564051428514013" calcext:value-type="float">
            <text:p>0.00564051428514</text:p>
          </table:table-cell>
          <table:table-cell table:formula="of:=100*[.I20]/[.G20]" office:value-type="float" office:value="0.290580096239034" calcext:value-type="float">
            <text:p>0.290580096239034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.83857" calcext:value-type="float">
            <text:p>6.83857</text:p>
          </table:table-cell>
          <table:table-cell office:value-type="float" office:value="6.83443" calcext:value-type="float">
            <text:p>6.83443</text:p>
          </table:table-cell>
          <table:table-cell office:value-type="float" office:value="6.77846" calcext:value-type="float">
            <text:p>6.77846</text:p>
          </table:table-cell>
          <table:table-cell table:formula="of:=AVERAGE([.B21:.D21])" office:value-type="float" office:value="6.81715333333333" calcext:value-type="float">
            <text:p>6.81715333333333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1.91944198491533" calcext:value-type="float">
            <text:p>1.91944198491533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(MAX([.B21:.D21])-MIN([.B21:.D21]))/(2*[.E21])" office:value-type="float" office:value="0.00440873169935055" calcext:value-type="float">
            <text:p>0.004408731699351</text:p>
          </table:table-cell>
          <table:table-cell table:formula="of:=100*[.I21]/[.G21]" office:value-type="float" office:value="0.229688197611507" calcext:value-type="float">
            <text:p>0.229688197611507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.70792" calcext:value-type="float">
            <text:p>6.70792</text:p>
          </table:table-cell>
          <table:table-cell office:value-type="float" office:value="6.64582" calcext:value-type="float">
            <text:p>6.64582</text:p>
          </table:table-cell>
          <table:table-cell office:value-type="float" office:value="6.69902" calcext:value-type="float">
            <text:p>6.69902</text:p>
          </table:table-cell>
          <table:table-cell table:formula="of:=AVERAGE([.B22:.D22])" office:value-type="float" office:value="6.68425333333333" calcext:value-type="float">
            <text:p>6.68425333333333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1.89975451147112" calcext:value-type="float">
            <text:p>1.89975451147112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(MAX([.B22:.D22])-MIN([.B22:.D22]))/(2*[.E22])" office:value-type="float" office:value="0.00464524584147021" calcext:value-type="float">
            <text:p>0.00464524584147</text:p>
          </table:table-cell>
          <table:table-cell table:formula="of:=100*[.I22]/[.G22]" office:value-type="float" office:value="0.244518216086406" calcext:value-type="float">
            <text:p>0.244518216086406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.57331" calcext:value-type="float">
            <text:p>6.57331</text:p>
          </table:table-cell>
          <table:table-cell office:value-type="float" office:value="6.52995" calcext:value-type="float">
            <text:p>6.52995</text:p>
          </table:table-cell>
          <table:table-cell office:value-type="float" office:value="6.51706" calcext:value-type="float">
            <text:p>6.51706</text:p>
          </table:table-cell>
          <table:table-cell table:formula="of:=AVERAGE([.B23:.D23])" office:value-type="float" office:value="6.54010666666667" calcext:value-type="float">
            <text:p>6.54010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1.87795347522397" calcext:value-type="float">
            <text:p>1.87795347522397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(MAX([.B23:.D23])-MIN([.B23:.D23]))/(2*[.E23])" office:value-type="float" office:value="0.00430038857674088" calcext:value-type="float">
            <text:p>0.004300388576741</text:p>
          </table:table-cell>
          <table:table-cell table:formula="of:=100*[.I23]/[.G23]" office:value-type="float" office:value="0.228993350126951" calcext:value-type="float">
            <text:p>0.228993350126951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.4844" calcext:value-type="float">
            <text:p>6.4844</text:p>
          </table:table-cell>
          <table:table-cell office:value-type="float" office:value="6.43281" calcext:value-type="float">
            <text:p>6.43281</text:p>
          </table:table-cell>
          <table:table-cell office:value-type="float" office:value="6.45552" calcext:value-type="float">
            <text:p>6.45552</text:p>
          </table:table-cell>
          <table:table-cell table:formula="of:=AVERAGE([.B24:.D24])" office:value-type="float" office:value="6.45757666666667" calcext:value-type="float">
            <text:p>6.45757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1.86525411841706" calcext:value-type="float">
            <text:p>1.86525411841706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(MAX([.B24:.D24])-MIN([.B24:.D24]))/(2*[.E24])" office:value-type="float" office:value="0.0039945325207134" calcext:value-type="float">
            <text:p>0.003994532520713</text:p>
          </table:table-cell>
          <table:table-cell table:formula="of:=100*[.I24]/[.G24]" office:value-type="float" office:value="0.214154869369936" calcext:value-type="float">
            <text:p>0.21415486936993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.37265" calcext:value-type="float">
            <text:p>6.37265</text:p>
          </table:table-cell>
          <table:table-cell office:value-type="float" office:value="6.36023" calcext:value-type="float">
            <text:p>6.36023</text:p>
          </table:table-cell>
          <table:table-cell office:value-type="float" office:value="6.34335" calcext:value-type="float">
            <text:p>6.34335</text:p>
          </table:table-cell>
          <table:table-cell table:formula="of:=AVERAGE([.B25:.D25])" office:value-type="float" office:value="6.35874333333333" calcext:value-type="float">
            <text:p>6.35874333333333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1.8498307687302" calcext:value-type="float">
            <text:p>1.8498307687302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(MAX([.B25:.D25])-MIN([.B25:.D25]))/(2*[.E25])" office:value-type="float" office:value="0.00230391434785595" calcext:value-type="float">
            <text:p>0.002303914347856</text:p>
          </table:table-cell>
          <table:table-cell table:formula="of:=100*[.I25]/[.G25]" office:value-type="float" office:value="0.124547303829174" calcext:value-type="float">
            <text:p>0.124547303829174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.30046" calcext:value-type="float">
            <text:p>6.30046</text:p>
          </table:table-cell>
          <table:table-cell office:value-type="float" office:value="6.29205" calcext:value-type="float">
            <text:p>6.29205</text:p>
          </table:table-cell>
          <table:table-cell office:value-type="float" office:value="6.31123" calcext:value-type="float">
            <text:p>6.31123</text:p>
          </table:table-cell>
          <table:table-cell table:formula="of:=AVERAGE([.B26:.D26])" office:value-type="float" office:value="6.30124666666667" calcext:value-type="float">
            <text:p>6.30124666666667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1.84074749741899" calcext:value-type="float">
            <text:p>1.84074749741899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(MAX([.B26:.D26])-MIN([.B26:.D26]))/(2*[.E26])" office:value-type="float" office:value="0.0015219210590074" calcext:value-type="float">
            <text:p>0.001521921059007</text:p>
          </table:table-cell>
          <table:table-cell table:formula="of:=100*[.I26]/[.G26]" office:value-type="float" office:value="0.0826795125969948" calcext:value-type="float">
            <text:p>0.082679512596995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.21199" calcext:value-type="float">
            <text:p>6.21199</text:p>
          </table:table-cell>
          <table:table-cell office:value-type="float" office:value="6.27697" calcext:value-type="float">
            <text:p>6.27697</text:p>
          </table:table-cell>
          <table:table-cell office:value-type="float" office:value="6.26269" calcext:value-type="float">
            <text:p>6.26269</text:p>
          </table:table-cell>
          <table:table-cell table:formula="of:=AVERAGE([.B27:.D27])" office:value-type="float" office:value="6.25055" calcext:value-type="float">
            <text:p>6.25055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1.83266945987654" calcext:value-type="float">
            <text:p>1.83266945987654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(MAX([.B27:.D27])-MIN([.B27:.D27]))/(2*[.E27])" office:value-type="float" office:value="0.00519794258105289" calcext:value-type="float">
            <text:p>0.005197942581053</text:p>
          </table:table-cell>
          <table:table-cell table:formula="of:=100*[.I27]/[.G27]" office:value-type="float" office:value="0.283626845694425" calcext:value-type="float">
            <text:p>0.283626845694425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.12059" calcext:value-type="float">
            <text:p>6.12059</text:p>
          </table:table-cell>
          <table:table-cell office:value-type="float" office:value="6.19571" calcext:value-type="float">
            <text:p>6.19571</text:p>
          </table:table-cell>
          <table:table-cell office:value-type="float" office:value="6.24053" calcext:value-type="float">
            <text:p>6.24053</text:p>
          </table:table-cell>
          <table:table-cell table:formula="of:=AVERAGE([.B28:.D28])" office:value-type="float" office:value="6.18561" calcext:value-type="float">
            <text:p>6.18561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1.82222562668861" calcext:value-type="float">
            <text:p>1.82222562668861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(MAX([.B28:.D28])-MIN([.B28:.D28]))/(2*[.E28])" office:value-type="float" office:value="0.00969508261917577" calcext:value-type="float">
            <text:p>0.009695082619176</text:p>
          </table:table-cell>
          <table:table-cell table:formula="of:=100*[.I28]/[.G28]" office:value-type="float" office:value="0.532046222881515" calcext:value-type="float">
            <text:p>0.532046222881515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.18227" calcext:value-type="float">
            <text:p>6.18227</text:p>
          </table:table-cell>
          <table:table-cell office:value-type="float" office:value="6.20675" calcext:value-type="float">
            <text:p>6.20675</text:p>
          </table:table-cell>
          <table:table-cell office:value-type="float" office:value="6.19795" calcext:value-type="float">
            <text:p>6.19795</text:p>
          </table:table-cell>
          <table:table-cell table:formula="of:=AVERAGE([.B29:.D29])" office:value-type="float" office:value="6.19565666666667" calcext:value-type="float">
            <text:p>6.19565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1.82384850892549" calcext:value-type="float">
            <text:p>1.82384850892549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(MAX([.B29:.D29])-MIN([.B29:.D29]))/(2*[.E29])" office:value-type="float" office:value="0.00197557751478594" calcext:value-type="float">
            <text:p>0.001975577514786</text:p>
          </table:table-cell>
          <table:table-cell table:formula="of:=100*[.I29]/[.G29]" office:value-type="float" office:value="0.108319167141236" calcext:value-type="float">
            <text:p>0.108319167141236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.16761" calcext:value-type="float">
            <text:p>6.16761</text:p>
          </table:table-cell>
          <table:table-cell office:value-type="float" office:value="6.16677" calcext:value-type="float">
            <text:p>6.16677</text:p>
          </table:table-cell>
          <table:table-cell office:value-type="float" office:value="6.15384" calcext:value-type="float">
            <text:p>6.15384</text:p>
          </table:table-cell>
          <table:table-cell table:formula="of:=AVERAGE([.B30:.D30])" office:value-type="float" office:value="6.16274" calcext:value-type="float">
            <text:p>6.16274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1.81852148384373" calcext:value-type="float">
            <text:p>1.81852148384373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(MAX([.B30:.D30])-MIN([.B30:.D30]))/(2*[.E30])" office:value-type="float" office:value="0.00111719786977871" calcext:value-type="float">
            <text:p>0.001117197869779</text:p>
          </table:table-cell>
          <table:table-cell table:formula="of:=100*[.I30]/[.G30]" office:value-type="float" office:value="0.0614344059008495" calcext:value-type="float">
            <text:p>0.0614344059008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.15439" calcext:value-type="float">
            <text:p>6.15439</text:p>
          </table:table-cell>
          <table:table-cell office:value-type="float" office:value="6.15327" calcext:value-type="float">
            <text:p>6.15327</text:p>
          </table:table-cell>
          <table:table-cell office:value-type="float" office:value="6.13395" calcext:value-type="float">
            <text:p>6.13395</text:p>
          </table:table-cell>
          <table:table-cell table:formula="of:=AVERAGE([.B31:.D31])" office:value-type="float" office:value="6.14720333333333" calcext:value-type="float">
            <text:p>6.14720333333333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1.81599723584425" calcext:value-type="float">
            <text:p>1.81599723584425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(MAX([.B31:.D31])-MIN([.B31:.D31]))/(2*[.E31])" office:value-type="float" office:value="0.00166254464767453" calcext:value-type="float">
            <text:p>0.001662544647675</text:p>
          </table:table-cell>
          <table:table-cell table:formula="of:=100*[.I31]/[.G31]" office:value-type="float" office:value="0.0915499547498823" calcext:value-type="float">
            <text:p>0.091549954749882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.07866" calcext:value-type="float">
            <text:p>6.07866</text:p>
          </table:table-cell>
          <table:table-cell office:value-type="float" office:value="6.10725" calcext:value-type="float">
            <text:p>6.10725</text:p>
          </table:table-cell>
          <table:table-cell office:value-type="float" office:value="6.10588" calcext:value-type="float">
            <text:p>6.10588</text:p>
          </table:table-cell>
          <table:table-cell table:formula="of:=AVERAGE([.B32:.D32])" office:value-type="float" office:value="6.09726333333333" calcext:value-type="float">
            <text:p>6.0972633333333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1.8078400366332" calcext:value-type="float">
            <text:p>1.8078400366332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(MAX([.B32:.D32])-MIN([.B32:.D32]))/(2*[.E32])" office:value-type="float" office:value="0.00234449444258868" calcext:value-type="float">
            <text:p>0.002344494442589</text:p>
          </table:table-cell>
          <table:table-cell table:formula="of:=100*[.I32]/[.G32]" office:value-type="float" office:value="0.129684839094222" calcext:value-type="float">
            <text:p>0.129684839094222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.10386" calcext:value-type="float">
            <text:p>6.10386</text:p>
          </table:table-cell>
          <table:table-cell office:value-type="float" office:value="6.11336" calcext:value-type="float">
            <text:p>6.11336</text:p>
          </table:table-cell>
          <table:table-cell office:value-type="float" office:value="6.06441" calcext:value-type="float">
            <text:p>6.06441</text:p>
          </table:table-cell>
          <table:table-cell table:formula="of:=AVERAGE([.B33:.D33])" office:value-type="float" office:value="6.09387666666667" calcext:value-type="float">
            <text:p>6.09387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1.80728444187277" calcext:value-type="float">
            <text:p>1.80728444187277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(MAX([.B33:.D33])-MIN([.B33:.D33]))/(2*[.E33])" office:value-type="float" office:value="0.00401632677173757" calcext:value-type="float">
            <text:p>0.004016326771738</text:p>
          </table:table-cell>
          <table:table-cell table:formula="of:=100*[.I33]/[.G33]" office:value-type="float" office:value="0.222229920132312" calcext:value-type="float">
            <text:p>0.222229920132312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.05542" calcext:value-type="float">
            <text:p>6.05542</text:p>
          </table:table-cell>
          <table:table-cell office:value-type="float" office:value="6.11714" calcext:value-type="float">
            <text:p>6.11714</text:p>
          </table:table-cell>
          <table:table-cell office:value-type="float" office:value="6.08319" calcext:value-type="float">
            <text:p>6.08319</text:p>
          </table:table-cell>
          <table:table-cell table:formula="of:=AVERAGE([.B34:.D34])" office:value-type="float" office:value="6.08525" calcext:value-type="float">
            <text:p>6.08525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1.80586781022989" calcext:value-type="float">
            <text:p>1.80586781022989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(MAX([.B34:.D34])-MIN([.B34:.D34]))/(2*[.E34])" office:value-type="float" office:value="0.0050712789121236" calcext:value-type="float">
            <text:p>0.005071278912124</text:p>
          </table:table-cell>
          <table:table-cell table:formula="of:=100*[.I34]/[.G34]" office:value-type="float" office:value="0.280822266358357" calcext:value-type="float">
            <text:p>0.280822266358357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.06677" calcext:value-type="float">
            <text:p>6.06677</text:p>
          </table:table-cell>
          <table:table-cell office:value-type="float" office:value="6.0186" calcext:value-type="float">
            <text:p>6.0186</text:p>
          </table:table-cell>
          <table:table-cell office:value-type="float" office:value="6.04311" calcext:value-type="float">
            <text:p>6.04311</text:p>
          </table:table-cell>
          <table:table-cell table:formula="of:=AVERAGE([.B35:.D35])" office:value-type="float" office:value="6.04282666666667" calcext:value-type="float">
            <text:p>6.04282666666667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1.79887189364299" calcext:value-type="float">
            <text:p>1.79887189364299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(MAX([.B35:.D35])-MIN([.B35:.D35]))/(2*[.E35])" office:value-type="float" office:value="0.00398571750086051" calcext:value-type="float">
            <text:p>0.003985717500861</text:p>
          </table:table-cell>
          <table:table-cell table:formula="of:=100*[.I35]/[.G35]" office:value-type="float" office:value="0.221567612176586" calcext:value-type="float">
            <text:p>0.221567612176586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6.00607" calcext:value-type="float">
            <text:p>6.00607</text:p>
          </table:table-cell>
          <table:table-cell office:value-type="float" office:value="6.04486" calcext:value-type="float">
            <text:p>6.04486</text:p>
          </table:table-cell>
          <table:table-cell office:value-type="float" office:value="6.03163" calcext:value-type="float">
            <text:p>6.03163</text:p>
          </table:table-cell>
          <table:table-cell table:formula="of:=AVERAGE([.B36:.D36])" office:value-type="float" office:value="6.02752" calcext:value-type="float">
            <text:p>6.02752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1.79633564919294" calcext:value-type="float">
            <text:p>1.79633564919294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(MAX([.B36:.D36])-MIN([.B36:.D36]))/(2*[.E36])" office:value-type="float" office:value="0.00321774129326818" calcext:value-type="float">
            <text:p>0.003217741293268</text:p>
          </table:table-cell>
          <table:table-cell table:formula="of:=100*[.I36]/[.G36]" office:value-type="float" office:value="0.179128065220653" calcext:value-type="float">
            <text:p>0.179128065220653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.03023" calcext:value-type="float">
            <text:p>6.03023</text:p>
          </table:table-cell>
          <table:table-cell office:value-type="float" office:value="6.03339" calcext:value-type="float">
            <text:p>6.03339</text:p>
          </table:table-cell>
          <table:table-cell office:value-type="float" office:value="6.02019" calcext:value-type="float">
            <text:p>6.02019</text:p>
          </table:table-cell>
          <table:table-cell table:formula="of:=AVERAGE([.B37:.D37])" office:value-type="float" office:value="6.02793666666667" calcext:value-type="float">
            <text:p>6.02793666666667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1.79640477418395" calcext:value-type="float">
            <text:p>1.79640477418395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(MAX([.B37:.D37])-MIN([.B37:.D37]))/(2*[.E37])" office:value-type="float" office:value="0.00109490201456436" calcext:value-type="float">
            <text:p>0.001094902014564</text:p>
          </table:table-cell>
          <table:table-cell table:formula="of:=100*[.I37]/[.G37]" office:value-type="float" office:value="0.0609496272944243" calcext:value-type="float">
            <text:p>0.06094962729442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.01895" calcext:value-type="float">
            <text:p>6.01895</text:p>
          </table:table-cell>
          <table:table-cell office:value-type="float" office:value="5.99831" calcext:value-type="float">
            <text:p>5.99831</text:p>
          </table:table-cell>
          <table:table-cell office:value-type="float" office:value="6.02612" calcext:value-type="float">
            <text:p>6.02612</text:p>
          </table:table-cell>
          <table:table-cell table:formula="of:=AVERAGE([.B38:.D38])" office:value-type="float" office:value="6.01446" calcext:value-type="float">
            <text:p>6.01446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1.79416656983548" calcext:value-type="float">
            <text:p>1.79416656983548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(MAX([.B38:.D38])-MIN([.B38:.D38]))/(2*[.E38])" office:value-type="float" office:value="0.00231192825291046" calcext:value-type="float">
            <text:p>0.00231192825291</text:p>
          </table:table-cell>
          <table:table-cell table:formula="of:=100*[.I38]/[.G38]" office:value-type="float" office:value="0.128858060994998" calcext:value-type="float">
            <text:p>0.128858060994998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.98695" calcext:value-type="float">
            <text:p>5.98695</text:p>
          </table:table-cell>
          <table:table-cell office:value-type="float" office:value="5.96534" calcext:value-type="float">
            <text:p>5.96534</text:p>
          </table:table-cell>
          <table:table-cell office:value-type="float" office:value="5.98054" calcext:value-type="float">
            <text:p>5.98054</text:p>
          </table:table-cell>
          <table:table-cell table:formula="of:=AVERAGE([.B39:.D39])" office:value-type="float" office:value="5.97761" calcext:value-type="float">
            <text:p>5.97761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1.78802082252314" calcext:value-type="float">
            <text:p>1.78802082252314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(MAX([.B39:.D39])-MIN([.B39:.D39]))/(2*[.E39])" office:value-type="float" office:value="0.0018075786141953" calcext:value-type="float">
            <text:p>0.001807578614195</text:p>
          </table:table-cell>
          <table:table-cell table:formula="of:=100*[.I39]/[.G39]" office:value-type="float" office:value="0.101093823484928" calcext:value-type="float">
            <text:p>0.101093823484928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5.9834" calcext:value-type="float">
            <text:p>5.9834</text:p>
          </table:table-cell>
          <table:table-cell office:value-type="float" office:value="5.99208" calcext:value-type="float">
            <text:p>5.99208</text:p>
          </table:table-cell>
          <table:table-cell office:value-type="float" office:value="5.9733" calcext:value-type="float">
            <text:p>5.9733</text:p>
          </table:table-cell>
          <table:table-cell table:formula="of:=AVERAGE([.B40:.D40])" office:value-type="float" office:value="5.98292666666667" calcext:value-type="float">
            <text:p>5.98292666666667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1.78890985738253" calcext:value-type="float">
            <text:p>1.78890985738253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(MAX([.B40:.D40])-MIN([.B40:.D40]))/(2*[.E40])" office:value-type="float" office:value="0.00156946600270321" calcext:value-type="float">
            <text:p>0.001569466002703</text:p>
          </table:table-cell>
          <table:table-cell table:formula="of:=100*[.I40]/[.G40]" office:value-type="float" office:value="0.0877330960096335" calcext:value-type="float">
            <text:p>0.087733096009634</text:p>
          </table:table-cell>
          <table:table-cell table:number-columns-repeated="101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.99283" calcext:value-type="float">
            <text:p>5.99283</text:p>
          </table:table-cell>
          <table:table-cell office:value-type="float" office:value="5.97257" calcext:value-type="float">
            <text:p>5.97257</text:p>
          </table:table-cell>
          <table:table-cell office:value-type="float" office:value="6.00987" calcext:value-type="float">
            <text:p>6.00987</text:p>
          </table:table-cell>
          <table:table-cell table:formula="of:=AVERAGE([.B41:.D41])" office:value-type="float" office:value="5.99175666666667" calcext:value-type="float">
            <text:p>5.99175666666667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1.7903846356885" calcext:value-type="float">
            <text:p>1.7903846356885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(MAX([.B41:.D41])-MIN([.B41:.D41]))/(2*[.E41])" office:value-type="float" office:value="0.0031126097132338" calcext:value-type="float">
            <text:p>0.003112609713234</text:p>
          </table:table-cell>
          <table:table-cell table:formula="of:=100*[.I41]/[.G41]" office:value-type="float" office:value="0.173851453547402" calcext:value-type="float">
            <text:p>0.173851453547402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.93682" calcext:value-type="float">
            <text:p>5.93682</text:p>
          </table:table-cell>
          <table:table-cell office:value-type="float" office:value="5.95015" calcext:value-type="float">
            <text:p>5.95015</text:p>
          </table:table-cell>
          <table:table-cell office:value-type="float" office:value="5.92632" calcext:value-type="float">
            <text:p>5.92632</text:p>
          </table:table-cell>
          <table:table-cell table:formula="of:=AVERAGE([.B42:.D42])" office:value-type="float" office:value="5.93776333333333" calcext:value-type="float">
            <text:p>5.93776333333333</text:p>
          </table:table-cell>
          <table:table-cell table:formula="of:=LN([.A42])" office:value-type="float" office:value="5.22035582507832" calcext:value-type="float">
            <text:p>5.22035582507832</text:p>
          </table:table-cell>
          <table:table-cell table:formula="of:=LN([.E42])" office:value-type="float" office:value="1.78133251925448" calcext:value-type="float">
            <text:p>1.78133251925448</text:p>
          </table:table-cell>
          <table:table-cell table:formula="of:=0.05/[.A42]" office:value-type="float" office:value="0.00027027027027027" calcext:value-type="float">
            <text:p>0.00027027027027</text:p>
          </table:table-cell>
          <table:table-cell table:formula="of:=(MAX([.B42:.D42])-MIN([.B42:.D42]))/(2*[.E42])" office:value-type="float" office:value="0.00200664784551312" calcext:value-type="float">
            <text:p>0.002006647845513</text:p>
          </table:table-cell>
          <table:table-cell table:formula="of:=100*[.I42]/[.G42]" office:value-type="float" office:value="0.112648695503125" calcext:value-type="float">
            <text:p>0.112648695503125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5.92423" calcext:value-type="float">
            <text:p>5.92423</text:p>
          </table:table-cell>
          <table:table-cell office:value-type="float" office:value="5.91023" calcext:value-type="float">
            <text:p>5.91023</text:p>
          </table:table-cell>
          <table:table-cell office:value-type="float" office:value="5.87655" calcext:value-type="float">
            <text:p>5.87655</text:p>
          </table:table-cell>
          <table:table-cell table:formula="of:=AVERAGE([.B43:.D43])" office:value-type="float" office:value="5.90367" calcext:value-type="float">
            <text:p>5.90367</text:p>
          </table:table-cell>
          <table:table-cell table:formula="of:=LN([.A43])" office:value-type="float" office:value="5.24702407216049" calcext:value-type="float">
            <text:p>5.24702407216049</text:p>
          </table:table-cell>
          <table:table-cell table:formula="of:=LN([.E43])" office:value-type="float" office:value="1.77557419142708" calcext:value-type="float">
            <text:p>1.77557419142708</text:p>
          </table:table-cell>
          <table:table-cell table:formula="of:=0.05/[.A43]" office:value-type="float" office:value="0.000263157894736842" calcext:value-type="float">
            <text:p>0.000263157894737</text:p>
          </table:table-cell>
          <table:table-cell table:formula="of:=(MAX([.B43:.D43])-MIN([.B43:.D43]))/(2*[.E43])" office:value-type="float" office:value="0.00403816608990676" calcext:value-type="float">
            <text:p>0.004038166089907</text:p>
          </table:table-cell>
          <table:table-cell table:formula="of:=100*[.I43]/[.G43]" office:value-type="float" office:value="0.227428744425552" calcext:value-type="float">
            <text:p>0.227428744425552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.9491" calcext:value-type="float">
            <text:p>5.9491</text:p>
          </table:table-cell>
          <table:table-cell office:value-type="float" office:value="5.87687" calcext:value-type="float">
            <text:p>5.87687</text:p>
          </table:table-cell>
          <table:table-cell office:value-type="float" office:value="5.91014" calcext:value-type="float">
            <text:p>5.91014</text:p>
          </table:table-cell>
          <table:table-cell table:formula="of:=AVERAGE([.B44:.D44])" office:value-type="float" office:value="5.91203666666667" calcext:value-type="float">
            <text:p>5.91203666666667</text:p>
          </table:table-cell>
          <table:table-cell table:formula="of:=LN([.A44])" office:value-type="float" office:value="5.27299955856375" calcext:value-type="float">
            <text:p>5.27299955856375</text:p>
          </table:table-cell>
          <table:table-cell table:formula="of:=LN([.E44])" office:value-type="float" office:value="1.77699038570154" calcext:value-type="float">
            <text:p>1.77699038570154</text:p>
          </table:table-cell>
          <table:table-cell table:formula="of:=0.05/[.A44]" office:value-type="float" office:value="0.000256410256410256" calcext:value-type="float">
            <text:p>0.00025641025641</text:p>
          </table:table-cell>
          <table:table-cell table:formula="of:=(MAX([.B44:.D44])-MIN([.B44:.D44]))/(2*[.E44])" office:value-type="float" office:value="0.00610872395356135" calcext:value-type="float">
            <text:p>0.006108723953561</text:p>
          </table:table-cell>
          <table:table-cell table:formula="of:=100*[.I44]/[.G44]" office:value-type="float" office:value="0.343767979991049" calcext:value-type="float">
            <text:p>0.343767979991049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.94123" calcext:value-type="float">
            <text:p>5.94123</text:p>
          </table:table-cell>
          <table:table-cell office:value-type="float" office:value="5.87565" calcext:value-type="float">
            <text:p>5.87565</text:p>
          </table:table-cell>
          <table:table-cell office:value-type="float" office:value="5.87462" calcext:value-type="float">
            <text:p>5.87462</text:p>
          </table:table-cell>
          <table:table-cell table:formula="of:=AVERAGE([.B45:.D45])" office:value-type="float" office:value="5.89716666666667" calcext:value-type="float">
            <text:p>5.89716666666667</text:p>
          </table:table-cell>
          <table:table-cell table:formula="of:=LN([.A45])" office:value-type="float" office:value="5.29831736654804" calcext:value-type="float">
            <text:p>5.29831736654804</text:p>
          </table:table-cell>
          <table:table-cell table:formula="of:=LN([.E45])" office:value-type="float" office:value="1.77447200957754" calcext:value-type="float">
            <text:p>1.77447200957754</text:p>
          </table:table-cell>
          <table:table-cell table:formula="of:=0.05/[.A45]" office:value-type="float" office:value="0.00025" calcext:value-type="float">
            <text:p>0.00025</text:p>
          </table:table-cell>
          <table:table-cell table:formula="of:=(MAX([.B45:.D45])-MIN([.B45:.D45]))/(2*[.E45])" office:value-type="float" office:value="0.00564762739168526" calcext:value-type="float">
            <text:p>0.005647627391685</text:p>
          </table:table-cell>
          <table:table-cell table:formula="of:=100*[.I45]/[.G45]" office:value-type="float" office:value="0.318270863738776" calcext:value-type="float">
            <text:p>0.318270863738776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5.92821" calcext:value-type="float">
            <text:p>5.92821</text:p>
          </table:table-cell>
          <table:table-cell office:value-type="float" office:value="5.93377" calcext:value-type="float">
            <text:p>5.93377</text:p>
          </table:table-cell>
          <table:table-cell office:value-type="float" office:value="5.88367" calcext:value-type="float">
            <text:p>5.88367</text:p>
          </table:table-cell>
          <table:table-cell table:formula="of:=AVERAGE([.B46:.D46])" office:value-type="float" office:value="5.91521666666667" calcext:value-type="float">
            <text:p>5.91521666666667</text:p>
          </table:table-cell>
          <table:table-cell table:formula="of:=LN([.A46])" office:value-type="float" office:value="5.32300997913841" calcext:value-type="float">
            <text:p>5.32300997913841</text:p>
          </table:table-cell>
          <table:table-cell table:formula="of:=LN([.E46])" office:value-type="float" office:value="1.77752812679612" calcext:value-type="float">
            <text:p>1.77752812679612</text:p>
          </table:table-cell>
          <table:table-cell table:formula="of:=0.05/[.A46]" office:value-type="float" office:value="0.00024390243902439" calcext:value-type="float">
            <text:p>0.000243902439024</text:p>
          </table:table-cell>
          <table:table-cell table:formula="of:=(MAX([.B46:.D46])-MIN([.B46:.D46]))/(2*[.E46])" office:value-type="float" office:value="0.00423484065108911" calcext:value-type="float">
            <text:p>0.004234840651089</text:p>
          </table:table-cell>
          <table:table-cell table:formula="of:=100*[.I46]/[.G46]" office:value-type="float" office:value="0.238243242807198" calcext:value-type="float">
            <text:p>0.238243242807198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.90936" calcext:value-type="float">
            <text:p>5.90936</text:p>
          </table:table-cell>
          <table:table-cell office:value-type="float" office:value="5.87927" calcext:value-type="float">
            <text:p>5.87927</text:p>
          </table:table-cell>
          <table:table-cell office:value-type="float" office:value="5.88493" calcext:value-type="float">
            <text:p>5.88493</text:p>
          </table:table-cell>
          <table:table-cell table:formula="of:=AVERAGE([.B47:.D47])" office:value-type="float" office:value="5.89118666666667" calcext:value-type="float">
            <text:p>5.89118666666667</text:p>
          </table:table-cell>
          <table:table-cell table:formula="of:=LN([.A47])" office:value-type="float" office:value="5.34710753071747" calcext:value-type="float">
            <text:p>5.34710753071747</text:p>
          </table:table-cell>
          <table:table-cell table:formula="of:=LN([.E47])" office:value-type="float" office:value="1.77345744879134" calcext:value-type="float">
            <text:p>1.77345744879134</text:p>
          </table:table-cell>
          <table:table-cell table:formula="of:=0.05/[.A47]" office:value-type="float" office:value="0.000238095238095238" calcext:value-type="float">
            <text:p>0.000238095238095</text:p>
          </table:table-cell>
          <table:table-cell table:formula="of:=(MAX([.B47:.D47])-MIN([.B47:.D47]))/(2*[.E47])" office:value-type="float" office:value="0.00255381485111096" calcext:value-type="float">
            <text:p>0.002553814851111</text:p>
          </table:table-cell>
          <table:table-cell table:formula="of:=100*[.I47]/[.G47]" office:value-type="float" office:value="0.144002036973114" calcext:value-type="float">
            <text:p>0.144002036973114</text:p>
          </table:table-cell>
          <table:table-cell table:number-columns-repeated="101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.87064" calcext:value-type="float">
            <text:p>5.87064</text:p>
          </table:table-cell>
          <table:table-cell office:value-type="float" office:value="5.85094" calcext:value-type="float">
            <text:p>5.85094</text:p>
          </table:table-cell>
          <table:table-cell office:value-type="float" office:value="5.8397" calcext:value-type="float">
            <text:p>5.8397</text:p>
          </table:table-cell>
          <table:table-cell table:formula="of:=AVERAGE([.B48:.D48])" office:value-type="float" office:value="5.85376" calcext:value-type="float">
            <text:p>5.85376</text:p>
          </table:table-cell>
          <table:table-cell table:formula="of:=LN([.A48])" office:value-type="float" office:value="5.37063802812766" calcext:value-type="float">
            <text:p>5.37063802812766</text:p>
          </table:table-cell>
          <table:table-cell table:formula="of:=LN([.E48])" office:value-type="float" office:value="1.7670841898208" calcext:value-type="float">
            <text:p>1.7670841898208</text:p>
          </table:table-cell>
          <table:table-cell table:formula="of:=0.05/[.A48]" office:value-type="float" office:value="0.000232558139534884" calcext:value-type="float">
            <text:p>0.000232558139535</text:p>
          </table:table-cell>
          <table:table-cell table:formula="of:=(MAX([.B48:.D48])-MIN([.B48:.D48]))/(2*[.E48])" office:value-type="float" office:value="0.00264274585907179" calcext:value-type="float">
            <text:p>0.002642745859072</text:p>
          </table:table-cell>
          <table:table-cell table:formula="of:=100*[.I48]/[.G48]" office:value-type="float" office:value="0.149554043564829" calcext:value-type="float">
            <text:p>0.149554043564829</text:p>
          </table:table-cell>
          <table:table-cell table:number-columns-repeated="101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5.88046" calcext:value-type="float">
            <text:p>5.88046</text:p>
          </table:table-cell>
          <table:table-cell office:value-type="float" office:value="5.82047" calcext:value-type="float">
            <text:p>5.82047</text:p>
          </table:table-cell>
          <table:table-cell office:value-type="float" office:value="5.82745" calcext:value-type="float">
            <text:p>5.82745</text:p>
          </table:table-cell>
          <table:table-cell table:formula="of:=AVERAGE([.B49:.D49])" office:value-type="float" office:value="5.84279333333333" calcext:value-type="float">
            <text:p>5.84279333333333</text:p>
          </table:table-cell>
          <table:table-cell table:formula="of:=LN([.A49])" office:value-type="float" office:value="5.39362754635236" calcext:value-type="float">
            <text:p>5.39362754635236</text:p>
          </table:table-cell>
          <table:table-cell table:formula="of:=LN([.E49])" office:value-type="float" office:value="1.76520899298841" calcext:value-type="float">
            <text:p>1.76520899298841</text:p>
          </table:table-cell>
          <table:table-cell table:formula="of:=0.05/[.A49]" office:value-type="float" office:value="0.000227272727272727" calcext:value-type="float">
            <text:p>0.000227272727273</text:p>
          </table:table-cell>
          <table:table-cell table:formula="of:=(MAX([.B49:.D49])-MIN([.B49:.D49]))/(2*[.E49])" office:value-type="float" office:value="0.00513367464648758" calcext:value-type="float">
            <text:p>0.005133674646488</text:p>
          </table:table-cell>
          <table:table-cell table:formula="of:=100*[.I49]/[.G49]" office:value-type="float" office:value="0.290825316825319" calcext:value-type="float">
            <text:p>0.290825316825319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5.82611" calcext:value-type="float">
            <text:p>5.82611</text:p>
          </table:table-cell>
          <table:table-cell office:value-type="float" office:value="5.82581" calcext:value-type="float">
            <text:p>5.82581</text:p>
          </table:table-cell>
          <table:table-cell office:value-type="float" office:value="5.88136" calcext:value-type="float">
            <text:p>5.88136</text:p>
          </table:table-cell>
          <table:table-cell table:formula="of:=AVERAGE([.B50:.D50])" office:value-type="float" office:value="5.84442666666667" calcext:value-type="float">
            <text:p>5.84442666666667</text:p>
          </table:table-cell>
          <table:table-cell table:formula="of:=LN([.A50])" office:value-type="float" office:value="5.41610040220442" calcext:value-type="float">
            <text:p>5.41610040220442</text:p>
          </table:table-cell>
          <table:table-cell table:formula="of:=LN([.E50])" office:value-type="float" office:value="1.76548850057772" calcext:value-type="float">
            <text:p>1.76548850057772</text:p>
          </table:table-cell>
          <table:table-cell table:formula="of:=0.05/[.A50]" office:value-type="float" office:value="0.000222222222222222" calcext:value-type="float">
            <text:p>0.000222222222222</text:p>
          </table:table-cell>
          <table:table-cell table:formula="of:=(MAX([.B50:.D50])-MIN([.B50:.D50]))/(2*[.E50])" office:value-type="float" office:value="0.00475239088179738" calcext:value-type="float">
            <text:p>0.004752390881797</text:p>
          </table:table-cell>
          <table:table-cell table:formula="of:=100*[.I50]/[.G50]" office:value-type="float" office:value="0.269182771807477" calcext:value-type="float">
            <text:p>0.269182771807477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.87184" calcext:value-type="float">
            <text:p>5.87184</text:p>
          </table:table-cell>
          <table:table-cell office:value-type="float" office:value="5.88903" calcext:value-type="float">
            <text:p>5.88903</text:p>
          </table:table-cell>
          <table:table-cell office:value-type="float" office:value="5.92599" calcext:value-type="float">
            <text:p>5.92599</text:p>
          </table:table-cell>
          <table:table-cell table:formula="of:=AVERAGE([.B51:.D51])" office:value-type="float" office:value="5.89562" calcext:value-type="float">
            <text:p>5.89562</text:p>
          </table:table-cell>
          <table:table-cell table:formula="of:=LN([.A51])" office:value-type="float" office:value="5.4380793089232" calcext:value-type="float">
            <text:p>5.4380793089232</text:p>
          </table:table-cell>
          <table:table-cell table:formula="of:=LN([.E51])" office:value-type="float" office:value="1.77420970233512" calcext:value-type="float">
            <text:p>1.77420970233512</text:p>
          </table:table-cell>
          <table:table-cell table:formula="of:=0.05/[.A51]" office:value-type="float" office:value="0.000217391304347826" calcext:value-type="float">
            <text:p>0.000217391304348</text:p>
          </table:table-cell>
          <table:table-cell table:formula="of:=(MAX([.B51:.D51])-MIN([.B51:.D51]))/(2*[.E51])" office:value-type="float" office:value="0.00459239231836515" calcext:value-type="float">
            <text:p>0.004592392318365</text:p>
          </table:table-cell>
          <table:table-cell table:formula="of:=100*[.I51]/[.G51]" office:value-type="float" office:value="0.25884157393125" calcext:value-type="float">
            <text:p>0.25884157393125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5.93425" calcext:value-type="float">
            <text:p>5.93425</text:p>
          </table:table-cell>
          <table:table-cell office:value-type="float" office:value="5.92332" calcext:value-type="float">
            <text:p>5.92332</text:p>
          </table:table-cell>
          <table:table-cell office:value-type="float" office:value="5.89069" calcext:value-type="float">
            <text:p>5.89069</text:p>
          </table:table-cell>
          <table:table-cell table:formula="of:=AVERAGE([.B52:.D52])" office:value-type="float" office:value="5.91608666666667" calcext:value-type="float">
            <text:p>5.91608666666667</text:p>
          </table:table-cell>
          <table:table-cell table:formula="of:=LN([.A52])" office:value-type="float" office:value="5.45958551414416" calcext:value-type="float">
            <text:p>5.45958551414416</text:p>
          </table:table-cell>
          <table:table-cell table:formula="of:=LN([.E52])" office:value-type="float" office:value="1.77767519427923" calcext:value-type="float">
            <text:p>1.77767519427923</text:p>
          </table:table-cell>
          <table:table-cell table:formula="of:=0.05/[.A52]" office:value-type="float" office:value="0.000212765957446808" calcext:value-type="float">
            <text:p>0.000212765957447</text:p>
          </table:table-cell>
          <table:table-cell table:formula="of:=(MAX([.B52:.D52])-MIN([.B52:.D52]))/(2*[.E52])" office:value-type="float" office:value="0.00368148765005691" calcext:value-type="float">
            <text:p>0.003681487650057</text:p>
          </table:table-cell>
          <table:table-cell table:formula="of:=100*[.I52]/[.G52]" office:value-type="float" office:value="0.207095630399996" calcext:value-type="float">
            <text:p>0.207095630399996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.01783" calcext:value-type="float">
            <text:p>6.01783</text:p>
          </table:table-cell>
          <table:table-cell office:value-type="float" office:value="5.97154" calcext:value-type="float">
            <text:p>5.97154</text:p>
          </table:table-cell>
          <table:table-cell office:value-type="float" office:value="5.98008" calcext:value-type="float">
            <text:p>5.98008</text:p>
          </table:table-cell>
          <table:table-cell table:formula="of:=AVERAGE([.B53:.D53])" office:value-type="float" office:value="5.98981666666667" calcext:value-type="float">
            <text:p>5.98981666666667</text:p>
          </table:table-cell>
          <table:table-cell table:formula="of:=LN([.A53])" office:value-type="float" office:value="5.48063892334199" calcext:value-type="float">
            <text:p>5.48063892334199</text:p>
          </table:table-cell>
          <table:table-cell table:formula="of:=LN([.E53])" office:value-type="float" office:value="1.79006080509247" calcext:value-type="float">
            <text:p>1.79006080509247</text:p>
          </table:table-cell>
          <table:table-cell table:formula="of:=0.05/[.A53]" office:value-type="float" office:value="0.000208333333333333" calcext:value-type="float">
            <text:p>0.000208333333333</text:p>
          </table:table-cell>
          <table:table-cell table:formula="of:=(MAX([.B53:.D53])-MIN([.B53:.D53]))/(2*[.E53])" office:value-type="float" office:value="0.00386405816538625" calcext:value-type="float">
            <text:p>0.003864058165386</text:p>
          </table:table-cell>
          <table:table-cell table:formula="of:=100*[.I53]/[.G53]" office:value-type="float" office:value="0.215861838569592" calcext:value-type="float">
            <text:p>0.215861838569592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6.04742" calcext:value-type="float">
            <text:p>6.04742</text:p>
          </table:table-cell>
          <table:table-cell office:value-type="float" office:value="6.06368" calcext:value-type="float">
            <text:p>6.06368</text:p>
          </table:table-cell>
          <table:table-cell office:value-type="float" office:value="6.00621" calcext:value-type="float">
            <text:p>6.00621</text:p>
          </table:table-cell>
          <table:table-cell table:formula="of:=AVERAGE([.B54:.D54])" office:value-type="float" office:value="6.03910333333333" calcext:value-type="float">
            <text:p>6.03910333333333</text:p>
          </table:table-cell>
          <table:table-cell table:formula="of:=LN([.A54])" office:value-type="float" office:value="5.50125821054473" calcext:value-type="float">
            <text:p>5.50125821054473</text:p>
          </table:table-cell>
          <table:table-cell table:formula="of:=LN([.E54])" office:value-type="float" office:value="1.79825554618009" calcext:value-type="float">
            <text:p>1.79825554618009</text:p>
          </table:table-cell>
          <table:table-cell table:formula="of:=0.05/[.A54]" office:value-type="float" office:value="0.000204081632653061" calcext:value-type="float">
            <text:p>0.000204081632653</text:p>
          </table:table-cell>
          <table:table-cell table:formula="of:=(MAX([.B54:.D54])-MIN([.B54:.D54]))/(2*[.E54])" office:value-type="float" office:value="0.00475815670207107" calcext:value-type="float">
            <text:p>0.004758156702071</text:p>
          </table:table-cell>
          <table:table-cell table:formula="of:=100*[.I54]/[.G54]" office:value-type="float" office:value="0.264598472234855" calcext:value-type="float">
            <text:p>0.264598472234855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.1549" calcext:value-type="float">
            <text:p>6.1549</text:p>
          </table:table-cell>
          <table:table-cell office:value-type="float" office:value="6.10834" calcext:value-type="float">
            <text:p>6.10834</text:p>
          </table:table-cell>
          <table:table-cell office:value-type="float" office:value="6.13617" calcext:value-type="float">
            <text:p>6.13617</text:p>
          </table:table-cell>
          <table:table-cell table:formula="of:=AVERAGE([.B55:.D55])" office:value-type="float" office:value="6.13313666666667" calcext:value-type="float">
            <text:p>6.13313666666667</text:p>
          </table:table-cell>
          <table:table-cell table:formula="of:=LN([.A55])" office:value-type="float" office:value="5.52146091786225" calcext:value-type="float">
            <text:p>5.52146091786225</text:p>
          </table:table-cell>
          <table:table-cell table:formula="of:=LN([.E55])" office:value-type="float" office:value="1.81370631021534" calcext:value-type="float">
            <text:p>1.81370631021534</text:p>
          </table:table-cell>
          <table:table-cell table:formula="of:=0.05/[.A55]" office:value-type="float" office:value="0.0002" calcext:value-type="float">
            <text:p>0.0002</text:p>
          </table:table-cell>
          <table:table-cell table:formula="of:=(MAX([.B55:.D55])-MIN([.B55:.D55]))/(2*[.E55])" office:value-type="float" office:value="0.00379577388622783" calcext:value-type="float">
            <text:p>0.003795773886228</text:p>
          </table:table-cell>
          <table:table-cell table:formula="of:=100*[.I55]/[.G55]" office:value-type="float" office:value="0.209282719305154" calcext:value-type="float">
            <text:p>0.209282719305154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6.24576" calcext:value-type="float">
            <text:p>6.24576</text:p>
          </table:table-cell>
          <table:table-cell office:value-type="float" office:value="6.18534" calcext:value-type="float">
            <text:p>6.18534</text:p>
          </table:table-cell>
          <table:table-cell office:value-type="float" office:value="6.25957" calcext:value-type="float">
            <text:p>6.25957</text:p>
          </table:table-cell>
          <table:table-cell table:formula="of:=AVERAGE([.B56:.D56])" office:value-type="float" office:value="6.23022333333333" calcext:value-type="float">
            <text:p>6.23022333333333</text:p>
          </table:table-cell>
          <table:table-cell table:formula="of:=LN([.A56])" office:value-type="float" office:value="5.54126354515843" calcext:value-type="float">
            <text:p>5.54126354515843</text:p>
          </table:table-cell>
          <table:table-cell table:formula="of:=LN([.E56])" office:value-type="float" office:value="1.82941218020392" calcext:value-type="float">
            <text:p>1.82941218020392</text:p>
          </table:table-cell>
          <table:table-cell table:formula="of:=0.05/[.A56]" office:value-type="float" office:value="0.000196078431372549" calcext:value-type="float">
            <text:p>0.000196078431373</text:p>
          </table:table-cell>
          <table:table-cell table:formula="of:=(MAX([.B56:.D56])-MIN([.B56:.D56]))/(2*[.E56])" office:value-type="float" office:value="0.00595725032863991" calcext:value-type="float">
            <text:p>0.00595725032864</text:p>
          </table:table-cell>
          <table:table-cell table:formula="of:=100*[.I56]/[.G56]" office:value-type="float" office:value="0.325637403812183" calcext:value-type="float">
            <text:p>0.325637403812183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6.35564" calcext:value-type="float">
            <text:p>6.35564</text:p>
          </table:table-cell>
          <table:table-cell office:value-type="float" office:value="6.37151" calcext:value-type="float">
            <text:p>6.37151</text:p>
          </table:table-cell>
          <table:table-cell office:value-type="float" office:value="6.3712" calcext:value-type="float">
            <text:p>6.3712</text:p>
          </table:table-cell>
          <table:table-cell table:formula="of:=AVERAGE([.B57:.D57])" office:value-type="float" office:value="6.36611666666667" calcext:value-type="float">
            <text:p>6.36611666666667</text:p>
          </table:table-cell>
          <table:table-cell table:formula="of:=LN([.A57])" office:value-type="float" office:value="5.56068163101553" calcext:value-type="float">
            <text:p>5.56068163101553</text:p>
          </table:table-cell>
          <table:table-cell table:formula="of:=LN([.E57])" office:value-type="float" office:value="1.85098965521831" calcext:value-type="float">
            <text:p>1.85098965521831</text:p>
          </table:table-cell>
          <table:table-cell table:formula="of:=0.05/[.A57]" office:value-type="float" office:value="0.000192307692307692" calcext:value-type="float">
            <text:p>0.000192307692308</text:p>
          </table:table-cell>
          <table:table-cell table:formula="of:=(MAX([.B57:.D57])-MIN([.B57:.D57]))/(2*[.E57])" office:value-type="float" office:value="0.00124644275552597" calcext:value-type="float">
            <text:p>0.001246442755526</text:p>
          </table:table-cell>
          <table:table-cell table:formula="of:=100*[.I57]/[.G57]" office:value-type="float" office:value="0.0673392610278506" calcext:value-type="float">
            <text:p>0.067339261027851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_20_10_20_kHz" style:display-name="PageStyle_D2 10 kH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7-11-17T15:14:10.091534923</dc:date>
    <meta:generator>LibreOffice/5.3.6.1$Linux_X86_64 LibreOffice_project/30$Build-1</meta:generator>
    <meta:editing-duration>PT5M47S</meta:editing-duration>
    <meta:editing-cycles>1</meta:editing-cycles>
    <meta:document-statistic meta:table-count="2" meta:cell-count="5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